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8adc" officeooo:paragraph-rsid="00108a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It is a good way to store complex images like photos, while the images that system is inefficient for defined shapes or two colour. </text:p>
      <text:p text:style-name="P1">So the first question is, How much information is in our image? If a image is 7 x 7 pixels we have 49 different informations. In the file of excote for each couple of of </text:p>
      <text:p text:style-name="P1"/>
      <text:p text:style-name="P1">VECTOR IMAGES</text:p>
      <text:p text:style-name="P1"/>
      <text:p text:style-name="P1">Images are a way of describing the extracts shapes of an image, a very commonly used vector images types is svg. This system describe line and shapes with a path of lines. (Vector system explanation in book)</text:p>
      <text:p text:style-name="P1"><text:s/></text:p>
      <text:p text:style-name="P1">But there are loads more things we can do in svg: path, line, polyline, polygon circle rect text ellipse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6T10:17:15.680000000</meta:creation-date>
    <dc:date>2023-10-06T10:41:16.796000000</dc:date>
    <meta:editing-duration>PT24M2S</meta:editing-duration>
    <meta:editing-cycles>1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6" meta:word-count="117" meta:character-count="628" meta:non-whitespace-character-count="513"/>
  </office:meta>
</office:document-meta>
</file>